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6mm"/>
    </style:style>
    <style:style style:name="co2" style:family="table-column">
      <style:table-column-properties fo:break-before="auto" style:column-width="113.61mm"/>
    </style:style>
    <style:style style:name="co3" style:family="table-column">
      <style:table-column-properties fo:break-before="auto" style:column-width="69.44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46.21mm"/>
    </style:style>
    <style:style style:name="co6" style:family="table-column">
      <style:table-column-properties fo:break-before="auto" style:column-width="113.6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fo:background-color="#ccffcc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cc" fo:border="0.06pt solid #000000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000000" fo:background-color="#ccffcc" fo:wrap-option="wrap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ackground-color="#ffffcc" fo:wrap-option="wrap" fo:border="0.06pt solid #00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0" style:family="table-cell" style:parent-style-name="Default">
      <style:table-cell-properties fo:background-color="#ffffcc" style:text-align-source="fix" style:repeat-content="false" fo:border="0.06pt solid #000000"/>
      <style:paragraph-properties fo:text-align="start" fo:margin-left="0mm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F-DiffToSE-ADAU1966-Bill-of-Materials-1.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ce11"/>
        <table:table-row table:style-name="ro1">
          <table:table-cell/>
          <table:table-cell table:style-name="ce4" office:value-type="string" calcext:value-type="string">
            <text:p>BUF-DiffToSE-ADAU1966 Bill of Materials Release 1.0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date" office:date-value="2016-01-24" calcext:value-type="date">
            <text:p>24/01/1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Detail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R202,R201</text:p>
          </table:table-cell>
          <table:table-cell table:style-name="ce2" office:value-type="string" calcext:value-type="string">
            <text:p>SMD-080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47R</text:p>
          </table:table-cell>
          <table:table-cell table:style-name="ce2" office:value-type="string" calcext:value-type="string">
            <text:p>100mW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C327,C326,C325,C205,C206,C213,C214,C328,C361,C362,C363,C364</text:p>
          </table:table-cell>
          <table:table-cell table:style-name="ce3" office:value-type="string" calcext:value-type="string">
            <text:p>SMD-080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10n</text:p>
          </table:table-cell>
          <table:table-cell table:style-name="ce3" office:value-type="string" calcext:value-type="string">
            <text:p>50V X7R 10%</text:p>
          </table:table-cell>
          <table:table-cell table:number-columns-repeated="1018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C323,C322,C203,C204,C211,C212,C321,C324,C315,C320,C301,C302,C303,C304,C305,C306,C337,C338,C339,C340,C341,C342,C351,C352,C357,C358,C359,C360,C373,C374,C375,C376,C222</text:p>
          </table:table-cell>
          <table:table-cell table:style-name="ce2" office:value-type="string" calcext:value-type="string">
            <text:p>SMD-0805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100n</text:p>
          </table:table-cell>
          <table:table-cell table:style-name="ce2" office:value-type="string" calcext:value-type="string">
            <text:p>50V X7R 10%</text:p>
          </table:table-cell>
          <table:table-cell table:number-columns-repeated="1018"/>
        </table:table-row>
        <table:table-row table:style-name="ro4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C314,C313,C311,C309,C308,C215,C216,C307,C310,C312,C343,C344,C345,C346,C347,C348,C349,C350</text:p>
          </table:table-cell>
          <table:table-cell table:style-name="ce3" office:value-type="string" calcext:value-type="string">
            <text:p>SMD-080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1n</text:p>
          </table:table-cell>
          <table:table-cell table:style-name="ce3" office:value-type="string" calcext:value-type="string">
            <text:p>50V X7R 10%</text:p>
          </table:table-cell>
          <table:table-cell table:number-columns-repeated="101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201,C202,C209,C210</text:p>
          </table:table-cell>
          <table:table-cell table:style-name="ce2" office:value-type="string" calcext:value-type="string">
            <text:p>CAP-TH-D8mmP3.5mm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220u</text:p>
          </table:table-cell>
          <table:table-cell table:style-name="ce2" office:value-type="string" calcext:value-type="string">
            <text:p>'=&gt;35V eg Panasonic EEU-FC1V221L</text:p>
          </table:table-cell>
          <table:table-cell table:number-columns-repeated="1018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C207,C208</text:p>
          </table:table-cell>
          <table:table-cell table:style-name="ce3" office:value-type="string" calcext:value-type="string">
            <text:p>SMD-080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100p</text:p>
          </table:table-cell>
          <table:table-cell table:style-name="ce3" office:value-type="string" calcext:value-type="string">
            <text:p>50V NP0 5%</text:p>
          </table:table-cell>
          <table:table-cell table:number-columns-repeated="101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C329,C331,C333,C335,C365,C367,C369,C371</text:p>
          </table:table-cell>
          <table:table-cell table:style-name="ce2" office:value-type="string" calcext:value-type="string">
            <text:p>CAP-TH-D10mmP5mm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100u</text:p>
          </table:table-cell>
          <table:table-cell table:style-name="ce2" office:value-type="string" calcext:value-type="string">
            <text:p>'=&gt;50V Panasonic EEU-FC1H101 - In audio path</text:p>
          </table:table-cell>
          <table:table-cell table:number-columns-repeated="1018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C330,C332,C334,C336,C366,C368,C370,C372</text:p>
          </table:table-cell>
          <table:table-cell table:style-name="ce3" office:value-type="string" calcext:value-type="string">
            <text:p>CAP_TH_5mm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100n</text:p>
          </table:table-cell>
          <table:table-cell table:style-name="ce3" office:value-type="string" calcext:value-type="string">
            <text:p>63V 5mm Film Capacitor</text:p>
          </table:table-cell>
          <table:table-cell table:number-columns-repeated="101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CN301,CN302,CN303,CN304,CN305,CN306,CN307,CN308</text:p>
          </table:table-cell>
          <table:table-cell table:style-name="ce2" office:value-type="string" calcext:value-type="string">
            <text:p>CONN_SIL_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COAX</text:p>
          </table:table-cell>
          <table:table-cell table:style-name="ce2" office:value-type="string" calcext:value-type="string">
            <text:p>2.54mm pitch pin header or wire directly</text:p>
          </table:table-cell>
          <table:table-cell table:number-columns-repeated="101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D201,D202</text:p>
          </table:table-cell>
          <table:table-cell table:style-name="ce3" office:value-type="string" calcext:value-type="string">
            <text:p>DIODE-SM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B230A</text:p>
          </table:table-cell>
          <table:table-cell table:style-name="ce3" office:value-type="string" calcext:value-type="string">
            <text:p>Diodes Inc. B230A-13-F</text:p>
          </table:table-cell>
          <table:table-cell table:number-columns-repeated="101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L201,L202</text:p>
          </table:table-cell>
          <table:table-cell table:style-name="ce2" office:value-type="string" calcext:value-type="string">
            <text:p>SMD-080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600R@100MHz</text:p>
          </table:table-cell>
          <table:table-cell table:style-name="ce2" office:value-type="string" calcext:value-type="string">
            <text:p>'=&gt;1A eg Wruth 742792040, TDK MPZ2012S601A</text:p>
          </table:table-cell>
          <table:table-cell table:number-columns-repeated="101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P201,P202,P205,P206</text:p>
          </table:table-cell>
          <table:table-cell table:style-name="ce3" office:value-type="string" calcext:value-type="string">
            <text:p>MountingHole_3mm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PIN</text:p>
          </table:table-cell>
          <table:table-cell table:style-name="ce3" office:value-type="string" calcext:value-type="string">
            <text:p>Mounting hole only</text:p>
          </table:table-cell>
          <table:table-cell table:number-columns-repeated="101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>
            <text:p>P203,P204</text:p>
          </table:table-cell>
          <table:table-cell table:style-name="ce2" office:value-type="string" calcext:value-type="string">
            <text:p>CONN-2WAY-2.54mm-3.81mm-SPAC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CONN_2x1</text:p>
          </table:table-cell>
          <table:table-cell table:style-name="ce2" office:value-type="string" calcext:value-type="string">
            <text:p>Any 2.54mm <text:s/>or 3.81mm screw terminal eg CamdenBoss CTB0308/2</text:p>
          </table:table-cell>
          <table:table-cell table:number-columns-repeated="1018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P301,P302</text:p>
          </table:table-cell>
          <table:table-cell table:style-name="ce3" office:value-type="string" calcext:value-type="string">
            <text:p>CONN_DIL_2X10_BOX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CONN_02X10</text:p>
          </table:table-cell>
          <table:table-cell table:style-name="ce3" office:value-type="string" calcext:value-type="string">
            <text:p>2x10 2.54mm box header</text:p>
          </table:table-cell>
          <table:table-cell table:number-columns-repeated="1018"/>
        </table:table-row>
        <table:table-row table:style-name="ro4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R301,R302,R303,R304,R305,R306,R307,R308,R325,R326,R327,R328,R329,R330,R331,R332</text:p>
          </table:table-cell>
          <table:table-cell table:style-name="ce2" office:value-type="string" calcext:value-type="string">
            <text:p>SMD-1206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1k3</text:p>
          </table:table-cell>
          <table:table-cell table:style-name="ce2" office:value-type="string" calcext:value-type="string">
            <text:p>MELF 0204</text:p>
          </table:table-cell>
          <table:table-cell table:number-columns-repeated="1018"/>
        </table:table-row>
        <table:table-row table:style-name="ro4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R309,R310,R311,R312,R313,R314,R315,R316,R333,R334,R335,R336,R337,R338,R339,R340</text:p>
          </table:table-cell>
          <table:table-cell table:style-name="ce3" office:value-type="string" calcext:value-type="string">
            <text:p>SMD-1206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1k5</text:p>
          </table:table-cell>
          <table:table-cell table:style-name="ce3" office:value-type="string" calcext:value-type="string">
            <text:p>MELF 0204</text:p>
          </table:table-cell>
          <table:table-cell table:number-columns-repeated="1018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7" office:value-type="string" calcext:value-type="string">
            <text:p>R317,R318,R319,R320,R341,R342,R343,R344</text:p>
          </table:table-cell>
          <table:table-cell table:style-name="ce2" office:value-type="string" calcext:value-type="string">
            <text:p>SMD-120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00" calcext:value-type="float">
            <text:p>100</text:p>
          </table:table-cell>
          <table:table-cell table:style-name="ce2" office:value-type="string" calcext:value-type="string">
            <text:p>MELF 0204</text:p>
          </table:table-cell>
          <table:table-cell table:number-columns-repeated="1018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R321,R322,R323,R324,R345,R346,R347,R348</text:p>
          </table:table-cell>
          <table:table-cell table:style-name="ce3" office:value-type="string" calcext:value-type="string">
            <text:p>SMD-120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100K</text:p>
          </table:table-cell>
          <table:table-cell table:style-name="ce3" office:value-type="string" calcext:value-type="string">
            <text:p>MELF 0204</text:p>
          </table:table-cell>
          <table:table-cell table:number-columns-repeated="1018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U301,U302,U303,U304,U305,U306,U307,U308</text:p>
          </table:table-cell>
          <table:table-cell table:style-name="ce2" office:value-type="string" calcext:value-type="string">
            <text:p>IC_SOIC_8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IC-OPAMP-SINGLE-SOIC8</text:p>
          </table:table-cell>
          <table:table-cell table:style-name="ce2" office:value-type="string" calcext:value-type="string">
            <text:p>Texas Instruments OPA1641AID or low noise single op-amp</text:p>
          </table:table-cell>
          <table:table-cell table:number-columns-repeated="101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C316,C317,C318,C319,C353,C354,C355,C356</text:p>
          </table:table-cell>
          <table:table-cell table:style-name="ce3" office:value-type="string" calcext:value-type="string">
            <text:p>SMD-120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22u</text:p>
          </table:table-cell>
          <table:table-cell table:style-name="ce3" office:value-type="string" calcext:value-type="string">
            <text:p>35V X5R 20%</text:p>
          </table:table-cell>
          <table:table-cell table:number-columns-repeated="1018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7" office:value-type="string" calcext:value-type="string">
            <text:p>R349,R350,R351,R352</text:p>
          </table:table-cell>
          <table:table-cell table:style-name="ce2" office:value-type="string" calcext:value-type="string">
            <text:p>SMD-120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10R</text:p>
          </table:table-cell>
          <table:table-cell table:style-name="ce2" office:value-type="string" calcext:value-type="string">
            <text:p>MELF 0204</text:p>
          </table:table-cell>
          <table:table-cell table:number-columns-repeated="1018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C217,C218,C219,C220,C221</text:p>
          </table:table-cell>
          <table:table-cell table:style-name="ce3" office:value-type="string" calcext:value-type="string">
            <text:p>SMD-080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22u</text:p>
          </table:table-cell>
          <table:table-cell table:style-name="ce3" office:value-type="string" calcext:value-type="string">
            <text:p>35V X5R 20%</text:p>
          </table:table-cell>
          <table:table-cell table:number-columns-repeated="1018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4">00/00/0000</text:date>, <text:time style:data-style-name="N2" text:time-value="19:19:06.3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4T19:19:12.852000000</dc:date>
    <meta:editing-duration>PT4M53S</meta:editing-duration>
    <meta:editing-cycles>4</meta:editing-cycles>
    <meta:generator>LibreOffice/5.0.4.2$Windows_x86 LibreOffice_project/2b9802c1994aa0b7dc6079e128979269cf95bc78</meta:generator>
    <meta:document-statistic meta:table-count="1" meta:cell-count="140" meta:object-count="0"/>
  </office:meta>
</office:document-meta>
</file>